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c0db" officeooo:paragraph-rsid="001bc0db"/>
    </style:style>
    <style:style style:name="P2" style:family="paragraph" style:parent-style-name="Standard">
      <style:text-properties officeooo:rsid="001c2f5e" officeooo:paragraph-rsid="001c2f5e"/>
    </style:style>
    <style:style style:name="P3" style:family="paragraph" style:parent-style-name="Standard">
      <style:text-properties officeooo:rsid="001d38ef" officeooo:paragraph-rsid="001d38ef"/>
    </style:style>
    <style:style style:name="P4" style:family="paragraph" style:parent-style-name="Standard">
      <style:text-properties officeooo:rsid="001e5f59" officeooo:paragraph-rsid="001e5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ers</text:p>
      <text:p text:style-name="P1"/>
      <text:p text:style-name="P2">Adak Island, AK:</text:p>
      <text:p text:style-name="P2">low standard deviation in departure delay</text:p>
      <text:p text:style-name="P2">4/9 flights left 10 minutes early or more</text:p>
      <text:p text:style-name="P2">flights arrived avg. 25 minutes early</text:p>
      <text:p text:style-name="P2"/>
      <text:p text:style-name="P2">Ogdensburg, NY:</text:p>
      <text:p text:style-name="P2">only 11 flights departed</text:p>
      <text:p text:style-name="P2">almost 1 hour mean departure delay</text:p>
      <text:p text:style-name="P2">42 min mean arrival delay</text:p>
      <text:p text:style-name="P2">most flights are to &amp; from St. Petersburg, FL (!?)</text:p>
      <text:p text:style-name="P2"/>
      <text:p text:style-name="P2">Atlanta, GA:</text:p>
      <text:p text:style-name="P2">~1k flights per day reporting</text:p>
      <text:p text:style-name="P2">very low number of flights depart early</text:p>
      <text:p text:style-name="P2"/>
      <text:p text:style-name="P3">Chicago, IL (1393007):</text:p>
      <text:p text:style-name="P3">850 flights depart per day</text:p>
      <text:p text:style-name="P3">high flight delays</text:p>
      <text:p text:style-name="P3">high variation in delays, as destination</text:p>
      <text:p text:style-name="P3"/>
      <text:p text:style-name="P3">Ogden, UT:</text:p>
      <text:p text:style-name="P3">36 mins mean departure delay</text:p>
      <text:p text:style-name="P3">8 flights departed</text:p>
      <text:p text:style-name="P3">&gt;60% delayed by 10+ mins</text:p>
      <text:p text:style-name="P3">positive mean net delay as dest</text:p>
      <text:p text:style-name="P3"/>
      <text:p text:style-name="P3">Hagerstown, MD:</text:p>
      <text:p text:style-name="P3">~45 mins departure delay</text:p>
      <text:p text:style-name="P3">low num. Flights</text:p>
      <text:p text:style-name="P3">to/from Sanford, FL</text:p>
      <text:p text:style-name="P3"/>
      <text:p text:style-name="P3">Yakutat, AK:</text:p>
      <text:p text:style-name="P4">2 flights per day</text:p>
      <text:p text:style-name="P4">60+% flights departed early</text:p>
      <text:p text:style-name="P4"/>
      <text:p text:style-name="P4">Hibbing, MN:</text:p>
      <text:p text:style-name="P4">&lt;10% flights departed 10+ mins late</text:p>
      <text:p text:style-name="P4">very high sd in arrival delay (111 mins)</text:p>
      <text:p text:style-name="P4">-25 mins mean net delay as dest</text:p>
      <text:p text:style-name="P4">86% flights arrived here 10+ mins early</text:p>
      <text:p text:style-name="P4"/>
      <text:p text:style-name="P4">Dallas/Fort Worth, TX:</text:p>
      <text:p text:style-name="P4">750 flights depart per day</text:p>
      <text:p text:style-name="P4"/>
      <text:p text:style-name="P4">The large airports may have been flagged in the “full” isolation forest because there was more than one variable that functioned as a proxy for flight volume. Given that the variables had been standardised, this gave flight volume an outsized influence on the deviation sco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3T17:43:18.960000000</meta:creation-date>
    <dc:date>2023-12-03T18:21:01.763000000</dc:date>
    <meta:editing-duration>PT16M52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7" meta:word-count="208" meta:character-count="1199" meta:non-whitespace-character-count="1028"/>
  </office:meta>
</office:document-meta>
</file>